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ounded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7.5*SIN(2*PI() * [.A2]/16) + 15/2" office:value-type="float" office:value="7.5">
            <text:p>7.5</text:p>
          </table:table-cell>
          <table:table-cell table:formula="of:= INT([.B2])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 7.5*SIN(2*PI() * [.A3]/16) + 15/2" office:value-type="float" office:value="10.3701257427382">
            <text:p>10.3701257427</text:p>
          </table:table-cell>
          <table:table-cell table:formula="of:= INT([.B3])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 7.5*SIN(2*PI() * [.A4]/16) + 15/2" office:value-type="float" office:value="12.8033008588991">
            <text:p>12.8033008589</text:p>
          </table:table-cell>
          <table:table-cell table:formula="of:= INT([.B4])"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 7.5*SIN(2*PI() * [.A5]/16) + 15/2" office:value-type="float" office:value="14.4290964938347">
            <text:p>14.4290964938</text:p>
          </table:table-cell>
          <table:table-cell table:formula="of:= INT([.B5])"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 7.5*SIN(2*PI() * [.A6]/16) + 15/2" office:value-type="float" office:value="15">
            <text:p>15</text:p>
          </table:table-cell>
          <table:table-cell table:formula="of:= INT([.B6])" office:value-type="float" office:value="15">
            <text:p>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 7.5*SIN(2*PI() * [.A7]/16) + 15/2" office:value-type="float" office:value="14.4290964938347">
            <text:p>14.4290964938</text:p>
          </table:table-cell>
          <table:table-cell table:formula="of:= INT([.B7])" office:value-type="float" office:value="14">
            <text:p>1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 7.5*SIN(2*PI() * [.A8]/16) + 15/2" office:value-type="float" office:value="12.8033008588991">
            <text:p>12.8033008589</text:p>
          </table:table-cell>
          <table:table-cell table:formula="of:= INT([.B8])"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 7.5*SIN(2*PI() * [.A9]/16) + 15/2" office:value-type="float" office:value="10.3701257427382">
            <text:p>10.3701257427</text:p>
          </table:table-cell>
          <table:table-cell table:formula="of:= INT([.B9])" office:value-type="float" office:value="10">
            <text:p>1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 7.5*SIN(2*PI() * [.A10]/16) + 15/2" office:value-type="float" office:value="7.5">
            <text:p>7.5</text:p>
          </table:table-cell>
          <table:table-cell table:formula="of:= INT([.B10])"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 7.5*SIN(2*PI() * [.A11]/16) + 15/2" office:value-type="float" office:value="4.62987425726183">
            <text:p>4.6298742573</text:p>
          </table:table-cell>
          <table:table-cell table:formula="of:= INT([.B11])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 7.5*SIN(2*PI() * [.A12]/16) + 15/2" office:value-type="float" office:value="2.19669914110089">
            <text:p>2.1966991411</text:p>
          </table:table-cell>
          <table:table-cell table:formula="of:= INT([.B12])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 7.5*SIN(2*PI() * [.A13]/16) + 15/2" office:value-type="float" office:value="0.570903506165351">
            <text:p>0.5709035062</text:p>
          </table:table-cell>
          <table:table-cell table:formula="of:= INT([.B13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 7.5*SIN(2*PI() * [.A14]/16) + 15/2" office:value-type="float" office:value="0">
            <text:p>0</text:p>
          </table:table-cell>
          <table:table-cell table:formula="of:= INT([.B14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 7.5*SIN(2*PI() * [.A15]/16) + 15/2" office:value-type="float" office:value="0.57090350616535">
            <text:p>0.5709035062</text:p>
          </table:table-cell>
          <table:table-cell table:formula="of:= INT([.B15]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 7.5*SIN(2*PI() * [.A16]/16) + 15/2" office:value-type="float" office:value="2.19669914110089">
            <text:p>2.1966991411</text:p>
          </table:table-cell>
          <table:table-cell table:formula="of:= INT([.B16])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 7.5*SIN(2*PI() * [.A17]/16) + 15/2" office:value-type="float" office:value="4.62987425726182">
            <text:p>4.6298742573</text:p>
          </table:table-cell>
          <table:table-cell table:formula="of:= INT([.B17])" office:value-type="float" office:value="4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012-03-21</text:date>, <text:time>23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22:52:41</meta:creation-date>
    <dc:date>2012-03-21T23:03:23</dc:date>
    <meta:editing-duration>PT10M43S</meta:editing-duration>
    <meta:editing-cycles>5</meta:editing-cycles>
    <meta:generator>LibreOffice/3.4$Linux LibreOffice_project/340m1$Build-402</meta:generator>
    <meta:document-statistic meta:table-count="3" meta:cell-count="51" meta:object-count="0"/>
  </office:meta>
</office:document-meta>
</file>